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mjerenje1" style:family="table">
      <style:table-properties style:width="6.925in" table:align="margins"/>
    </style:style>
    <style:style style:name="mjerenje1.A" style:family="table-column">
      <style:table-column-properties style:column-width="1.1542in" style:rel-column-width="10923*"/>
    </style:style>
    <style:style style:name="mjerenje1.D" style:family="table-column">
      <style:table-column-properties style:column-width="1.1542in" style:rel-column-width="10922*"/>
    </style:style>
    <style:style style:name="mjerenj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jerenje1.F1" style:family="table-cell">
      <style:table-cell-properties fo:padding="0.0382in" fo:border="0.0007in solid #000000"/>
    </style:style>
    <style:style style:name="mjerenje1.A2" style:family="table-cell">
      <style:table-cell-properties fo:padding="0.0382in" fo:border-left="0.0007in solid #000000" fo:border-right="none" fo:border-top="none" fo:border-bottom="0.0007in solid #000000"/>
    </style:style>
    <style:style style:name="mjerenj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275in" style:rel-column-width="21529*"/>
    </style:style>
    <style:style style:name="Table1.B" style:family="table-column">
      <style:table-column-properties style:column-width="2.3326in" style:rel-column-width="22075*"/>
    </style:style>
    <style:style style:name="Table1.C" style:family="table-column">
      <style:table-column-properties style:column-width="2.3174in" style:rel-column-width="2193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hr" fo:country="HR"/>
    </style:style>
    <style:style style:name="P2" style:family="paragraph" style:parent-style-name="Standard">
      <style:paragraph-properties fo:text-align="justify" style:justify-single-word="false"/>
      <style:text-properties fo:language="hr" fo:country="HR" fo:font-weight="bold" fo:background-color="transparent" style:font-size-asian="10.5pt" style:font-weight-asian="bold" style:font-weight-complex="bold"/>
    </style:style>
    <style:style style:name="P3" style:family="paragraph" style:parent-style-name="Table_20_Heading">
      <style:text-properties fo:language="hr" fo:country="HR" style:font-size-asian="10.5pt"/>
    </style:style>
    <style:style style:name="P4" style:family="paragraph" style:parent-style-name="Table_20_Contents">
      <style:paragraph-properties fo:text-align="justify" style:justify-single-word="false"/>
      <style:text-properties fo:language="hr" fo:country="HR" style:font-size-asian="10.5pt"/>
    </style:style>
    <style:style style:name="P5" style:family="paragraph" style:parent-style-name="Standard">
      <style:text-properties fo:language="hr" fo:country="HR"/>
    </style:style>
    <style:style style:name="P6" style:family="paragraph" style:parent-style-name="Standard">
      <style:text-properties fo:language="hr" fo:country="HR" fo:font-style="normal" fo:font-weight="normal" fo:background-color="transparent" style:font-size-asian="10.5pt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hr" fo:country="HR" fo:font-style="normal" fo:font-weight="normal" fo:background-color="transparent" style:font-size-asian="10.5pt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hr" fo:country="HR" fo:font-style="normal" fo:font-weight="bold" fo:background-color="transparent" style:font-size-asian="10.5pt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hr" fo:country="HR" fo:font-weight="bold" fo:background-color="transparent" style:font-size-asian="10p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position="0% 100%" fo:language="hr" fo:country="HR" fo:font-style="normal" style:font-style-asian="normal" style:font-style-complex="normal"/>
    </style:style>
    <style:style style:name="P11" style:family="paragraph" style:parent-style-name="Standard">
      <style:text-properties style:text-position="0% 100%" fo:font-size="8pt" fo:language="hr" fo:country="HR" fo:font-style="normal" style:font-size-asian="8pt" style:font-style-asian="normal" style:font-size-complex="8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0pt" fo:language="hr" fo:country="HR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fo:language="hr" fo:country="HR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0pt" fo:language="hr" fo:country="HR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language="hr" fo:country="HR" fo:font-weight="normal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0pt" fo:language="hr" fo:country="HR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language="hr" fo:country="HR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fo:font-size="8pt" fo:language="hr" fo:country="HR" fo:background-color="transparent" style:font-size-asian="8pt" style:font-size-complex="8pt"/>
    </style:style>
    <style:style style:name="P19" style:family="paragraph" style:parent-style-name="Standard">
      <style:paragraph-properties fo:text-align="justify" style:justify-single-word="false"/>
      <style:text-properties fo:font-size="11pt" fo:language="hr" fo:country="HR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font-size="8pt" fo:language="hr" fo:country="HR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text-transform="uppercase" fo:font-size="8pt" fo:language="hr" fo:country="HR" fo:font-weight="bold" fo:background-color="transparent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text-transform="uppercase" fo:font-size="6pt" fo:language="hr" fo:country="HR" fo:font-weight="bold" fo:background-color="transparent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fo:language="hr" fo:country="HR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9pt" fo:language="hr" fo:country="HR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0pt" fo:language="hr" fo:country="HR" fo:font-weight="bold" style:font-size-asian="10pt" style:font-weight-asian="bold" style:font-size-complex="10pt" style:font-weight-complex="bold"/>
    </style:style>
    <style:style style:name="P26" style:family="paragraph" style:parent-style-name="Footer">
      <style:paragraph-properties fo:text-align="end" style:justify-single-word="false"/>
      <style:text-properties fo:font-size="8pt" fo:language="hr" fo:country="HR" style:font-size-asian="8pt" style:font-size-complex="8pt"/>
    </style:style>
    <style:style style:name="P2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8pt"/>
    </style:style>
    <style:style style:name="T8" style:family="text">
      <style:text-properties style:text-position="sub 58%"/>
    </style:style>
    <style:style style:name="T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font-name="Times New Roman" style:font-name-asian="Bitstream Vera Sans1" style:font-name-complex="Bitstream Vera Sans1"/>
    </style:style>
    <style:style style:name="T14" style:family="text">
      <style:text-properties style:font-name="Times New Roman" fo:font-weight="bold" style:font-name-asian="Bitstream Vera Sans1" style:font-weight-asian="bold" style:font-name-complex="Bitstream Vera Sans1" style:font-weight-complex="bold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style:font-style-asian="normal"/>
    </style:style>
    <style:style style:name="T18" style:family="text">
      <style:text-properties style:font-style-complex="normal"/>
    </style:style>
    <style:style style:name="T19" style:family="text">
      <style:text-properties fo:font-size="10pt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size-complex="10pt"/>
    </style:style>
    <style:style style:name="T22" style:family="text">
      <style:text-properties style:font-size-asian="8pt"/>
    </style:style>
    <style:style style:name="T23" style:family="text">
      <style:text-properties style:font-size-complex="8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fill="none" draw:textarea-horizontal-align="center" draw:textarea-vertical-align="middle" style:run-through="foreground"/>
    </style:style>
    <style:style style:name="gr5" style:family="graphic">
      <style:graphic-properties draw:fill="none" draw:textarea-horizontal-align="justify" draw:textarea-vertical-align="middle" draw:auto-grow-height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orija</text:p>
      <text:p text:style-name="P15">Fizičko njihalo giba se oko horizontalne osi koja ne prolazi kroz njegovo težište. Ima titrajno vrijeme:<draw:frame draw:style-name="fr1" draw:name="Object1" text:anchor-type="as-char" svg:width="1.3819in" svg:height="0.3189in" draw:z-index="0"><draw:object xlink:href="./Object 1" xlink:type="simple" xlink:show="embed" xlink:actuate="onLoad"/><draw:image xlink:href="./ObjectReplacements/Object 1" xlink:type="simple" xlink:show="embed" xlink:actuate="onLoad"/></draw:frame>gdje je <text:span text:style-name="T1">I</text:span> moment tromosti, <text:span text:style-name="T1">G</text:span> težina tijela, <text:span text:style-name="T1">b</text:span> udaljenost težišta od osi njihanja.</text:p>
      <text:p text:style-name="P15"/>
      <text:p text:style-name="P16">Reducirana duljina njihala je ona koju bi imalo matematičko njihalo s istim titrajnim periodom. Titrajno vrijeme matematičkog njihala je:<draw:frame draw:style-name="fr1" draw:name="Object2" text:anchor-type="as-char" svg:width="0.6575in" svg:height="0.31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6">i kako je <text:span text:style-name="T1">T</text:span> = <text:span text:style-name="T1">T'</text:span><text:span text:style-name="T4">:</text:span></text:p>
      <text:p text:style-name="P14"><draw:g text:anchor-type="paragraph" draw:z-index="13" draw:style-name="gr1"><draw:ellipse draw:style-name="gr2" draw:text-style-name="P27" svg:width="0.1539in" svg:height="0.7862in" svg:x="5.9618in" svg:y="0.1965in"><text:p text:style-name="P27">b</text:p></draw:ellipse><draw:g draw:style-name="gr3"><draw:circle draw:style-name="gr2" draw:text-style-name="P27" svg:width="0.7803in" svg:height="0.7803in" svg:x="4.7925in" svg:y="0.222in"><text:p text:style-name="P27">a</text:p></draw:circle><draw:line draw:style-name="gr4" draw:text-style-name="P27" svg:x1="5.1827in" svg:y1="0.0429in" svg:x2="5.1827in" svg:y2="0.222in"><text:p/></draw:line><draw:custom-shape draw:style-name="gr5" svg:width="0.7862in" svg:height="0.1157in" svg:x="4.7925in" svg:y="1.00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5" svg:width="0.6398in" svg:height="0.0961in" svg:x="5.7315in" svg:y="1.0091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draw:style-name="gr4" draw:text-style-name="P27" svg:x1="6.0382in" svg:y1="0.0563in" svg:x2="6.0382in" svg:y2="0.2091in"><text:p/></draw:line></draw:g></draw:g><draw:frame draw:style-name="fr1" draw:name="Object3" text:anchor-type="as-char" svg:width="3.0256in" svg:height="1.221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6"><text:span text:style-name="T4">Imamo dva slučaja; kada je os njihanja okomita na ravninu prstena i kada je os njihanja u ravnini prstena. </text:span><text:span text:style-name="T4"><draw:frame draw:style-name="fr1" draw:name="Object4" text:anchor-type="as-char" svg:width="1.422in" svg:height="0.311in" draw:z-index="18"><draw:object xlink:href="./Object 4" xlink:type="simple" xlink:show="embed" xlink:actuate="onLoad"/><draw:image xlink:href="./ObjectReplacements/Object 4" xlink:type="simple" xlink:show="embed" xlink:actuate="onLoad"/></draw:frame></text:span><text:span text:style-name="T4">gdje je </text:span><text:span text:style-name="T1">m </text:span><text:span text:style-name="T4">masa prstena, a </text:span><text:span text:style-name="T1">r</text:span><text:span text:style-name="T4"> polumjer prstena. </text:span></text:p>
      <text:p text:style-name="P16"><text:span text:style-name="T4">Titrajna vremena su u omjeru:</text:span><text:span text:style-name="T4"><draw:frame draw:style-name="fr1" draw:name="Object5" text:anchor-type="as-char" svg:width="0.5083in" svg:height="0.3366in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4">a reduciranu duljinu odredimo pomoću formule za </text:span><text:span text:style-name="T1">lr</text:span><text:span text:style-name="T4">.</text:span></text:p>
      <text:p text:style-name="P16"><text:span text:style-name="T6"/></text:p>
      <text:p text:style-name="P19"><text:span text:style-name="T6">1. mjerenje</text:span></text:p>
      <text:p text:style-name="P12"><text:span text:style-name="T5">Eksperimentalno određujemo omjer titrajnih vremena </text:span><text:span text:style-name="T2">T</text:span><text:span text:style-name="T9">a</text:span><text:span text:style-name="T5"> i </text:span><text:span text:style-name="T2">T</text:span><text:span text:style-name="T9">b</text:span><text:span text:style-name="T5">, i određujemo reducirane duljine </text:span><text:span text:style-name="T2">l</text:span><text:span text:style-name="T9">a</text:span><text:span text:style-name="T5"> i </text:span><text:span text:style-name="T2">l</text:span><text:span text:style-name="T9">b</text:span><text:span text:style-name="T5">. Mjerimo 10 titrajnih vremena, a upisujemo vrijeme jednog titraja na tri decimale. Ponavljamo 5 puta.</text:span></text:p>
      <text:p text:style-name="P14"/>
      <text:p text:style-name="P9">Mjerenje uz os okomitu na ravninu prstena se označava a, a uz os u ravnini prstena s b.</text:p>
      <table:table table:name="mjerenje1" table:style-name="mjerenje1">
        <table:table-column table:style-name="mjerenje1.A" table:number-columns-repeated="3"/>
        <table:table-column table:style-name="mjerenje1.D" table:number-columns-repeated="3"/>
        <table:table-row>
          <table:table-cell table:style-name="mjerenje1.A1" office:value-type="string">
            <text:p text:style-name="P3">T<text:span text:style-name="T8">a/i</text:span></text:p>
          </table:table-cell>
          <table:table-cell table:style-name="mjerenje1.A1" office:value-type="string">
            <text:p text:style-name="P3"><text:span text:style-name="T13">∆</text:span>T<text:span text:style-name="T8">a/i</text:span></text:p>
          </table:table-cell>
          <table:table-cell table:style-name="mjerenje1.A1" office:value-type="string">
            <text:p text:style-name="P3">(<text:span text:style-name="T14">∆</text:span>T<text:span text:style-name="T8">a/i</text:span>)<text:span text:style-name="T12">2</text:span></text:p>
          </table:table-cell>
          <table:table-cell table:style-name="mjerenje1.A1" office:value-type="string">
            <text:p text:style-name="P3">T<text:span text:style-name="T8">b//i</text:span></text:p>
          </table:table-cell>
          <table:table-cell table:style-name="mjerenje1.A1" office:value-type="string">
            <text:p text:style-name="P3"><text:span text:style-name="T13">∆</text:span>T<text:span text:style-name="T8">b/i</text:span></text:p>
          </table:table-cell>
          <table:table-cell table:style-name="mjerenje1.F1" office:value-type="string">
            <text:p text:style-name="P3">(<text:span text:style-name="T14">∆</text:span>T<text:span text:style-name="T8">b/i</text:span>)<text:span text:style-name="T12">2</text:span></text:p>
          </table:table-cell>
        </table:table-row>
        <table:table-row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F2" office:value-type="string">
            <text:p text:style-name="P4"/>
          </table:table-cell>
        </table:table-row>
        <table:table-row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F2" office:value-type="string">
            <text:p text:style-name="P4"/>
          </table:table-cell>
        </table:table-row>
        <table:table-row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F2" office:value-type="string">
            <text:p text:style-name="P4"/>
          </table:table-cell>
        </table:table-row>
        <table:table-row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F2" office:value-type="string">
            <text:p text:style-name="P4"/>
          </table:table-cell>
        </table:table-row>
        <table:table-row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A2" office:value-type="string">
            <text:p text:style-name="P4"/>
          </table:table-cell>
          <table:table-cell table:style-name="mjerenje1.F2" office:value-type="string">
            <text:p text:style-name="P4"/>
          </table:table-cell>
        </table:table-row>
      </table:table>
      <text:p text:style-name="P12"><text:span text:style-name="T5">Izračunati </text:span><text:span text:style-name="T5"><draw:frame draw:style-name="fr1" draw:name="Object6" text:anchor-type="as-char" svg:width="0.2244in" svg:height="0.1728in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5">i standardnu devijaciju aritmetičke sredine </text:span><text:span text:style-name="T5"><draw:frame draw:style-name="fr1" draw:name="Object7" text:anchor-type="as-char" svg:width="0.261in" svg:height="0.1862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5">prema formuli za direktno mjerene veličine. Također izračunati i relativnu pogrešku </text:span><text:span text:style-name="T5"><draw:frame draw:style-name="fr1" draw:name="Object10" text:anchor-type="as-char" svg:width="0.4362in" svg:height="0.1728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5">.</text:span></text:p>
      <text:p text:style-name="P12"><text:span text:style-name="T5"><draw:frame draw:style-name="fr1" draw:name="Object8" text:anchor-type="as-char" svg:width="1.1626in" svg:height="0.3638in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5"><draw:frame draw:style-name="fr1" draw:name="Object9" text:anchor-type="as-char" svg:width="1.15in" svg:height="0.3417in" draw:z-index="6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2"><text:span text:style-name="T5">Isto i za </text:span><text:span text:style-name="T2">b</text:span><text:span text:style-name="T5"> slučaj. Sve izraziti na standardan način:</text:span></text:p>
      <text:p text:style-name="P14"/>
      <text:p text:style-name="P12"><text:span text:style-name="T5"><draw:frame draw:style-name="fr1" draw:name="Object11" text:anchor-type="as-char" svg:width="2.4043in" svg:height="0.2236in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5"><draw:frame draw:style-name="fr1" draw:name="Object15" text:anchor-type="as-char" svg:width="1.2772in" svg:height="0.2083in" draw:z-index="17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2"><text:span text:style-name="T5"/></text:p>
      <text:p text:style-name="P12"><text:span text:style-name="T5"><draw:frame draw:style-name="fr1" draw:name="Object12" text:anchor-type="as-char" svg:width="2.3929in" svg:height="0.2236in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5"><draw:frame draw:style-name="fr1" draw:name="Object16" text:anchor-type="as-char" svg:width="1.2728in" svg:height="0.2091in" draw:z-index="12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4"><text:line-break/><text:soft-page-break/>Izračunati omjer titrajnih vremena, usporediti s <draw:frame draw:style-name="fr1" draw:name="Object25" text:anchor-type="as-char" svg:width="0.5083in" svg:height="0.3366in" draw:z-index="14"><draw:object xlink:href="./Object 25" xlink:type="simple" xlink:show="embed" xlink:actuate="onLoad"/><draw:image xlink:href="./ObjectReplacements/Object 25" xlink:type="simple" xlink:show="embed" xlink:actuate="onLoad"/></draw:frame>.</text:p>
      <text:p text:style-name="P14"/>
      <text:p text:style-name="P14">Reducirane duljine dobijemo uvrštavajući odgovarajuće momente tromosti kako je navedeno u teoriji; dobivamo:</text:p>
      <text:p text:style-name="P14"><draw:frame draw:style-name="fr1" draw:name="Object13" text:anchor-type="as-char" svg:width="1.1543in" svg:height="0.3925in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14">i nakon mjerenja drvenim metrom dobivamo:</text:p>
      <text:p text:style-name="P14"/>
      <text:p text:style-name="P2"><text:span text:style-name="T2">l</text:span><text:span text:style-name="T9">a</text:span><text:span text:style-name="T5"> = <text:s text:c="13"/>cm ; </text:span><text:span text:style-name="T2">l</text:span><text:span text:style-name="T9">b</text:span><text:span text:style-name="T5"> = <text:s text:c="9"/>cm</text:span></text:p>
      <text:p text:style-name="P7"/>
      <text:p text:style-name="P14">Konačno, matematičkim njihalom koje ima promjenjivu duljinu niti eksperimentalno, bez štoperice, odredimo reducirane duljine koristeći definiciju reducirane duljine. Mijenjajući duljinu niti treba postići barem 20 sinkroniziranih titraja fizičkog i matematičkog njihala i zatim metrom odrediti potrebne duljine:</text:p>
      <text:p text:style-name="P7"/>
      <text:p text:style-name="P2"><text:span text:style-name="T2">l</text:span><text:span text:style-name="T9">a/exp</text:span><text:span text:style-name="T5"> = <text:s text:c="13"/>cm ; </text:span><text:span text:style-name="T2">l</text:span><text:span text:style-name="T9">b/exp</text:span><text:span text:style-name="T5"> = <text:s text:c="9"/>cm</text:span></text:p>
      <text:p text:style-name="P7"/>
      <text:p text:style-name="P8"><text:span text:style-name="T20">što mjerimo od središta kuglice do objesišta. Usporediti razlike.</text:span></text:p>
      <text:p text:style-name="P8"><text:span text:style-name="T20"/></text:p>
      <text:p text:style-name="P8">2. mjerenje</text:p>
      <text:p text:style-name="P12"><text:span text:style-name="T5">Treba odrediti masu prstena </text:span><text:span text:style-name="T2">m</text:span><text:span text:style-name="T11">pr</text:span><text:span text:style-name="T5">. Na donji rub prstena, na suprotnu stranu od osi, pričvrstimo dodatni uteg poznate mase </text:span><text:span text:style-name="T2">m</text:span><text:span text:style-name="T5">. Izmjerimo 5 puta po 10 titraja </text:span><text:span text:style-name="T2">T</text:span><text:span text:style-name="T9">u</text:span><text:span text:style-name="T5"> na </text:span><text:span text:style-name="T2">b</text:span><text:span text:style-name="T5"> način iz prvog mjerenja. Rezultate upisati u tablicu.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T<text:span text:style-name="T8">u/i</text:span></text:p>
          </table:table-cell>
          <table:table-cell table:style-name="Table1.A1" office:value-type="string">
            <text:p text:style-name="P3"><text:span text:style-name="T13">∆</text:span>T<text:span text:style-name="T8">u/i</text:span></text:p>
          </table:table-cell>
          <table:table-cell table:style-name="Table1.C1" office:value-type="string">
            <text:p text:style-name="P3">(<text:span text:style-name="T14">∆</text:span>T<text:span text:style-name="T8">u/i</text:span>)<text:span text:style-name="T12">2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p text:style-name="P17">Izraziti rezultat na standardan način:</text:p>
      <text:p text:style-name="P1"/>
      <text:p text:style-name="P1"><draw:frame draw:style-name="fr1" draw:name="Object14" text:anchor-type="as-char" svg:width="2.3992in" svg:height="0.2236in" draw:z-index="7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Object17" text:anchor-type="as-char" svg:width="1.2756in" svg:height="0.2091in" draw:z-index="9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Moment tromosti je sada:<draw:frame draw:style-name="fr1" draw:name="Object18" text:anchor-type="as-char" svg:width="1.7508in" svg:height="0.3299in" draw:z-index="15"><draw:object xlink:href="./Object 18" xlink:type="simple" xlink:show="embed" xlink:actuate="onLoad"/><draw:image xlink:href="./ObjectReplacements/Object 18" xlink:type="simple" xlink:show="embed" xlink:actuate="onLoad"/></draw:frame>a titrajno vrijeme <draw:frame draw:style-name="fr1" draw:name="Object19" text:anchor-type="as-char" svg:width="1.4374in" svg:height="0.3591in" draw:z-index="22"><draw:object xlink:href="./Object 19" xlink:type="simple" xlink:show="embed" xlink:actuate="onLoad"/><draw:image xlink:href="./ObjectReplacements/Object 19" xlink:type="simple" xlink:show="embed" xlink:actuate="onLoad"/></draw:frame>te uz uvođenje kvadrata omjera srednjih vrijednosti <draw:frame draw:style-name="fr1" draw:name="Object20" text:anchor-type="as-char" svg:width="0.5335in" svg:height="0.3807in" draw:z-index="23"><draw:object xlink:href="./Object 20" xlink:type="simple" xlink:show="embed" xlink:actuate="onLoad"/><draw:image xlink:href="./ObjectReplacements/Object 20" xlink:type="simple" xlink:show="embed" xlink:actuate="onLoad"/></draw:frame>uz poznatu masu <text:span text:style-name="T1">m</text:span><text:span text:style-name="T4"> možemo izračunati </text:span><text:span text:style-name="T16"><draw:frame draw:style-name="fr1" draw:name="Object21" text:anchor-type="as-char" svg:width="0.8528in" svg:height="0.2929in" draw:z-index="24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6"/>
      <text:p text:style-name="P10"><draw:frame draw:style-name="fr1" draw:name="Object23" text:anchor-type="as-char" svg:width="2.5728in" svg:height="0.2236in" draw:z-index="20"><draw:object xlink:href="./Object 23" xlink:type="simple" xlink:show="embed" xlink:actuate="onLoad"/><draw:image xlink:href="./ObjectReplacements/Object 23" xlink:type="simple" xlink:show="embed" xlink:actuate="onLoad"/></draw:frame><draw:frame draw:style-name="fr1" draw:name="Object24" text:anchor-type="as-char" svg:width="1.3425in" svg:height="0.2091in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/>
      <text:p text:style-name="P11">Standardnu devijaciju iz ovih aritmetičkih sredina dobijemo prema izrazu za standardne devijacije posredno mjerene veličine:</text:p>
      <text:p text:style-name="P11"><text:soft-page-break/><draw:frame draw:style-name="fr2" draw:name="Object27" text:anchor-type="as-char" svg:width="1.6453in" svg:height="0.3665in" draw:z-index="25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Object28" text:anchor-type="as-char" svg:width="1.1047in" svg:height="0.3035in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1">pri čemu su standardne devijacije za Tu i Tb već izračun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der" style:family="table">
      <style:table-properties style:width="6.925in" table:align="margins" style:shadow="none"/>
    </style:style>
    <style:style style:name="heder.A" style:family="table-column">
      <style:table-column-properties style:column-width="0.8882in" style:rel-column-width="1279*"/>
    </style:style>
    <style:style style:name="heder.B" style:family="table-column">
      <style:table-column-properties style:column-width="0.7028in" style:rel-column-width="1012*"/>
    </style:style>
    <style:style style:name="heder.C" style:family="table-column">
      <style:table-column-properties style:column-width="0.8375in" style:rel-column-width="1206*"/>
    </style:style>
    <style:style style:name="heder.D" style:family="table-column">
      <style:table-column-properties style:column-width="2.1882in" style:rel-column-width="3151*"/>
    </style:style>
    <style:style style:name="heder.E" style:family="table-column">
      <style:table-column-properties style:column-width="1.1542in" style:rel-column-width="1662*"/>
    </style:style>
    <style:style style:name="heder.1" style:family="table-row">
      <style:table-row-properties style:min-row-height="0.3069in"/>
    </style:style>
    <style:style style:name="heder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heder.E1" style:family="table-cell">
      <style:table-cell-properties fo:padding="0.0382in" fo:border="0.0139in solid #000000"/>
    </style:style>
    <style:style style:name="heder.2" style:family="table-row">
      <style:table-row-properties style:min-row-height="0.3451in"/>
    </style:style>
    <style:style style:name="heder.A2" style:family="table-cell">
      <style:table-cell-properties fo:padding="0.0382in" fo:border-left="0.0139in solid #000000" fo:border-right="none" fo:border-top="none" fo:border-bottom="0.0139in solid #000000"/>
    </style:style>
    <style:style style:name="heder.F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Table_20_Contents">
      <style:paragraph-properties fo:text-align="start" style:justify-single-word="false"/>
      <style:text-properties fo:font-size="9pt" fo:language="hr" fo:country="HR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9pt" fo:language="hr" fo:country="HR" fo:font-weight="normal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text-transform="uppercase" fo:font-size="6pt" fo:language="hr" fo:country="HR" fo:font-weight="bold" fo:background-color="transparent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text-transform="uppercase" fo:font-size="8pt" fo:language="hr" fo:country="HR" fo:font-weight="bold" fo:background-color="transparent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0pt" fo:language="hr" fo:country="HR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fo:language="hr" fo:country="HR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font-size="8pt" fo:language="hr" fo:country="HR" fo:background-color="transparent" style:font-size-asian="8pt" style:font-size-complex="8pt"/>
    </style:style>
    <style:style style:name="P8" style:family="paragraph" style:parent-style-name="Footer">
      <style:paragraph-properties fo:text-align="end" style:justify-single-word="false"/>
      <style:text-properties fo:font-size="8pt" fo:language="hr" fo:country="HR" style:font-size-asian="8pt" style:font-size-complex="8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able:table table:name="heder" table:style-name="heder">
          <table:table-column table:style-name="heder.A"/>
          <table:table-column table:style-name="heder.B"/>
          <table:table-column table:style-name="heder.C"/>
          <table:table-column table:style-name="heder.D"/>
          <table:table-column table:style-name="heder.E" table:number-columns-repeated="2"/>
          <table:table-row table:style-name="heder.1">
            <table:table-cell table:style-name="heder.A1" table:number-columns-spanned="3" office:value-type="string">
              <text:p text:style-name="P1">Naziv vježbe:</text:p>
              <text:p text:style-name="P2">Fizičko njihalo</text:p>
            </table:table-cell>
            <table:covered-table-cell/>
            <table:covered-table-cell/>
            <table:table-cell table:style-name="heder.A1" table:number-rows-spanned="2" office:value-type="string">
              <text:p text:style-name="P3"/>
              <text:p text:style-name="P3">Fakultet elektrotehnike I računarstva</text:p>
              <text:p text:style-name="P3"/>
              <text:p text:style-name="P4">Zavod za primijenjenu fiziku</text:p>
              <text:p text:style-name="P4"/>
              <text:p text:style-name="P3">Zagreb</text:p>
            </table:table-cell>
            <table:table-cell table:style-name="heder.E1" table:number-columns-spanned="2" office:value-type="string">
              <text:p text:style-name="P1">Prezime i ime:</text:p>
              <text:p text:style-name="P2"/>
            </table:table-cell>
            <table:covered-table-cell/>
          </table:table-row>
          <table:table-row table:style-name="heder.2">
            <table:table-cell table:style-name="heder.A2" office:value-type="string">
              <text:p text:style-name="P5">Broj vježbe:</text:p>
              <text:p text:style-name="P2">4-1</text:p>
            </table:table-cell>
            <table:table-cell table:style-name="heder.A2" office:value-type="string">
              <text:p text:style-name="P5">Grupa:</text:p>
              <text:p text:style-name="P2">2.R2</text:p>
            </table:table-cell>
            <table:table-cell table:style-name="heder.A2" office:value-type="string">
              <text:p text:style-name="P5">Dan:</text:p>
              <text:p text:style-name="P2">9. 10. 2008.</text:p>
            </table:table-cell>
            <table:covered-table-cell/>
            <table:table-cell table:style-name="heder.A2" office:value-type="string">
              <text:p text:style-name="P1">Matični broj:</text:p>
              <text:p text:style-name="P2"/>
            </table:table-cell>
            <table:table-cell table:style-name="heder.F2" office:value-type="string">
              <text:p text:style-name="P1">Ocjena</text:p>
            </table:table-cell>
          </table:table-row>
        </table:table>
        <text:p text:style-name="P7"/>
      </style:header>
      <style:footer>
        <text:p text:style-name="P8">Vježba 4-1 – Fizičko njihalo – str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08T22:08:05</meta:creation-date>
    <dc:date>2008-10-08T22:08:07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26" meta:page-count="3" meta:paragraph-count="56" meta:word-count="429" meta:character-count="275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T</math:mi>
        <math:mo math:stretchy="false">=</math:mo>
        <math:mn>2</math:mn>
      </math:mrow>
      <math:mo math:stretchy="false">π</math:mo>
      <math:mrow>
        <math:msqrt>
          <math:mfrac>
            <math:mi>I</math:mi>
            <math:mrow>
              <math:mi>G</math:mi>
              <math:mi>b</math:mi>
            </math:mrow>
          </math:mfrac>
        </math:msqrt>
        <math:mo math:stretchy="false">=</math:mo>
        <math:mn>2</math:mn>
      </math:mrow>
      <math:mo math:stretchy="false">π</math:mo>
      <math:msqrt>
        <math:mfrac>
          <math:mi>I</math:mi>
          <math:mrow>
            <math:mi>m</math:mi>
            <math:mi>g</math:mi>
            <math:mi>b</math:mi>
          </math:mrow>
        </math:mfrac>
      </math:msqrt>
    </math:mrow>
    <math:annotation math:encoding="StarMath 5.0">T=2 %pi sqrt {I over {G b}} = 2 %pi sqrt {I over {m g b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i>T</math:mi>
        <math:mrow>
          <math:mi>a</math:mi>
          <math:mo math:stretchy="false">/</math:mo>
          <math:mi>R</math:mi>
        </math:mrow>
      </math:msub>
    </math:mrow>
    <math:annotation math:encoding="StarMath 5.0">%DELTA T_{a/R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T</math:mi>
            <math:mi>a</math:mi>
          </math:msub>
          <math:mo math:stretchy="false">=</math:mo>
          <math:mrow>
            <math:msub>
              <math:mover math:accent="true">
                <math:mi>T</math:mi>
                <math:mo math:stretchy="false">ˉ</math:mo>
              </math:mover>
              <math:mi>a</math:mi>
            </math:msub>
            <math:mo math:stretchy="false">±</math:mo>
            <math:msub>
              <math:mo math:stretchy="false">σ</math:mo>
              <math:msub>
                <math:mi>T</math:mi>
                <math:mi>a</math:mi>
              </math:msub>
            </math:msub>
          </math:mrow>
        </math:mrow>
        <math:mo math:stretchy="false">=</math:mo>
        <math:mrow>
          <math:mo math:stretchy="false">(</math:mo>
          <math:mrow>
            <math:mi/>
            <math:mo math:stretchy="false">±</math:mo>
            <math:mi/>
          </math:mrow>
          <math:mo math:stretchy="false">)</math:mo>
        </math:mrow>
      </math:mrow>
      <math:mi>s</math:mi>
    </math:mrow>
    <math:annotation math:encoding="StarMath 5.0">T_a = {bar T}_a plusminus %sigma_{T_a} = (~~~~~~~ plusminus ~~~~~~~~ ) s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T</math:mi>
            <math:mi>b</math:mi>
          </math:msub>
          <math:mo math:stretchy="false">=</math:mo>
          <math:mrow>
            <math:msub>
              <math:mover math:accent="true">
                <math:mi>T</math:mi>
                <math:mo math:stretchy="false">ˉ</math:mo>
              </math:mover>
              <math:mi>b</math:mi>
            </math:msub>
            <math:mo math:stretchy="false">±</math:mo>
            <math:msub>
              <math:mo math:stretchy="false">σ</math:mo>
              <math:msub>
                <math:mi>T</math:mi>
                <math:mi>b</math:mi>
              </math:msub>
            </math:msub>
          </math:mrow>
        </math:mrow>
        <math:mo math:stretchy="false">=</math:mo>
        <math:mrow>
          <math:mo math:stretchy="false">(</math:mo>
          <math:mrow>
            <math:mi/>
            <math:mo math:stretchy="false">±</math:mo>
            <math:mi/>
          </math:mrow>
          <math:mo math:stretchy="false">)</math:mo>
        </math:mrow>
      </math:mrow>
      <math:mi>s</math:mi>
    </math:mrow>
    <math:annotation math:encoding="StarMath 5.0">T_b = {bar T}_b plusminus %sigma_{T_b} = (~~~~~~~ plusminus ~~~~~~~~ ) s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>a</math:mi>
        </math:msub>
        <math:mo math:stretchy="false">=</math:mo>
        <math:mrow>
          <math:mn>2</math:mn>
          <math:mo math:stretchy="false">⋅</math:mo>
          <math:mi>r</math:mi>
        </math:mrow>
      </math:mrow>
      <math:mi>;</math:mi>
      <math:mrow>
        <math:msub>
          <math:mi>l</math:mi>
          <math:mi>b</math:mi>
        </math:msub>
        <math:mo math:stretchy="false">=</math:mo>
        <math:mrow>
          <math:mfrac>
            <math:mn>3</math:mn>
            <math:mn>2</math:mn>
          </math:mfrac>
          <math:mo math:stretchy="false">⋅</math:mo>
          <math:mi>r</math:mi>
        </math:mrow>
      </math:mrow>
    </math:mrow>
    <math:annotation math:encoding="StarMath 5.0">l_a = 2 cdot r ; l_b = {3 over 2} cdot r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T</math:mi>
            <math:mi>u</math:mi>
          </math:msub>
          <math:mo math:stretchy="false">=</math:mo>
          <math:mrow>
            <math:msub>
              <math:mover math:accent="true">
                <math:mi>T</math:mi>
                <math:mo math:stretchy="false">ˉ</math:mo>
              </math:mover>
              <math:mi>u</math:mi>
            </math:msub>
            <math:mo math:stretchy="false">±</math:mo>
            <math:msub>
              <math:mo math:stretchy="false">σ</math:mo>
              <math:msub>
                <math:mi>T</math:mi>
                <math:mi>u</math:mi>
              </math:msub>
            </math:msub>
          </math:mrow>
        </math:mrow>
        <math:mo math:stretchy="false">=</math:mo>
        <math:mrow>
          <math:mo math:stretchy="false">(</math:mo>
          <math:mrow>
            <math:mi/>
            <math:mo math:stretchy="false">±</math:mo>
            <math:mi/>
          </math:mrow>
          <math:mo math:stretchy="false">)</math:mo>
        </math:mrow>
      </math:mrow>
      <math:mi>s</math:mi>
    </math:mrow>
    <math:annotation math:encoding="StarMath 5.0">T_u = {bar T}_u plusminus %sigma_{T_u} = (~~~~~~~ plusminus ~~~~~~~~ ) s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T</math:mi>
          <math:mrow>
            <math:mi>a</math:mi>
            <math:mo math:stretchy="false">/</math:mo>
            <math:mi>R</math:mi>
          </math:mrow>
        </math:msub>
        <math:mo math:stretchy="false">=</math:mo>
        <math:mi/>
      </math:mrow>
      <math:mo math:stretchy="false">%</math:mo>
    </math:mrow>
    <math:annotation math:encoding="StarMath 5.0">%DELTA T_{a/R} = ~~~~~~~ %percent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T</math:mi>
          <math:mrow>
            <math:mi>b</math:mi>
            <math:mo math:stretchy="false">/</math:mo>
            <math:mi>R</math:mi>
          </math:mrow>
        </math:msub>
        <math:mo math:stretchy="false">=</math:mo>
        <math:mi/>
      </math:mrow>
      <math:mo math:stretchy="false">%</math:mo>
    </math:mrow>
    <math:annotation math:encoding="StarMath 5.0">%DELTA T_{b/R} = ~~~~~~~ %percen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T</math:mi>
          <math:mrow>
            <math:mi>u</math:mi>
            <math:mo math:stretchy="false">/</math:mo>
            <math:mi>R</math:mi>
          </math:mrow>
        </math:msub>
        <math:mo math:stretchy="false">=</math:mo>
        <math:mi/>
      </math:mrow>
      <math:mo math:stretchy="false">%</math:mo>
    </math:mrow>
    <math:annotation math:encoding="StarMath 5.0">%DELTA T_{u/R} = ~~~~~~~ %percent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I</math:mi>
          <math:mo math:stretchy="false">=</math:mo>
          <math:mrow>
            <math:msub>
              <math:mi>I</math:mi>
              <math:mi math:fontstyle="italic">prsten</math:mi>
            </math:msub>
            <math:mo math:stretchy="false">+</math:mo>
            <math:msub>
              <math:mi>I</math:mi>
              <math:mi>m</math:mi>
            </math:msub>
          </math:mrow>
        </math:mrow>
        <math:mo math:stretchy="false">=</math:mo>
        <math:mrow>
          <math:mfrac>
            <math:mrow>
              <math:msub>
                <math:mn>3m</math:mn>
                <math:mi math:fontstyle="italic">pr</math:mi>
              </math:msub>
              <math:msup>
                <math:mi>R</math:mi>
                <math:mn>2</math:mn>
              </math:msup>
            </math:mrow>
            <math:mn>2</math:mn>
          </math:mfrac>
          <math:mo math:stretchy="false">+</math:mo>
          <math:mi>m</math:mi>
        </math:mrow>
      </math:mrow>
      <math:msup>
        <math:mrow>
          <math:mo math:stretchy="false">(</math:mo>
          <math:mn>2R</math:mn>
          <math:mo math:stretchy="false">)</math:mo>
        </math:mrow>
        <math:mn>2</math:mn>
      </math:msup>
    </math:mrow>
    <math:annotation math:encoding="StarMath 5.0">I = I_{prsten} + I_m = {3m_pr R^2} over 2 + m(2R)^2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>T</math:mi>
            <math:mi>u</math:mi>
          </math:msub>
          <math:mo>¯</math:mo>
        </math:mover>
        <math:mo math:stretchy="false">=</math:mo>
        <math:mn>2</math:mn>
      </math:mrow>
      <math:mo math:stretchy="false">π</math:mo>
      <math:msqrt>
        <math:mrow>
          <math:mfrac>
            <math:mrow>
              <math:mn>3</math:mn>
              <math:mi>R</math:mi>
            </math:mrow>
            <math:mrow>
              <math:mn>2</math:mn>
              <math:mi>g</math:mi>
            </math:mrow>
          </math:mfrac>
          <math:mo math:stretchy="false">⋅</math:mo>
          <math:mfrac>
            <math:mrow>
              <math:mn>3</math:mn>
              <math:mrow>
                <math:msub>
                  <math:mi>m</math:mi>
                  <math:mi math:fontstyle="italic">pr</math:mi>
                </math:msub>
                <math:mo math:stretchy="false">+</math:mo>
                <math:mn>8</math:mn>
              </math:mrow>
              <math:mi>m</math:mi>
            </math:mrow>
            <math:mrow>
              <math:mn>3</math:mn>
              <math:mrow>
                <math:mo math:stretchy="false">(</math:mo>
                <math:mrow>
                  <math:mrow>
                    <math:msub>
                      <math:mi>m</math:mi>
                      <math:mi math:fontstyle="italic">pr</math:mi>
                    </math:msub>
                    <math:mo math:stretchy="false">+</math:mo>
                    <math:mn>2</math:mn>
                  </math:mrow>
                  <math:mi>m</math:mi>
                </math:mrow>
                <math:mo math:stretchy="false">)</math:mo>
              </math:mrow>
            </math:mrow>
          </math:mfrac>
        </math:mrow>
      </math:msqrt>
    </math:mrow>
    <math:annotation math:encoding="StarMath 5.0">overline T_u = 2 %pi sqrt {{3 R} over {2 g} cdot {{3 m_pr + 8 m} over {3(m_pr + 2 m)}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T</math:mi>
          <math:mi>'</math:mi>
        </math:msup>
        <math:mo math:stretchy="false">=</math:mo>
        <math:mn>2</math:mn>
      </math:mrow>
      <math:mo math:stretchy="false">π</math:mo>
      <math:msqrt>
        <math:mfrac>
          <math:mi>l</math:mi>
          <math:mi>g</math:mi>
        </math:mfrac>
      </math:msqrt>
    </math:mrow>
    <math:annotation math:encoding="StarMath 5.0">T^{'} = 2 %pi sqrt {l over g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o math:stretchy="false">τ</math:mo>
        <math:mo math:stretchy="false">ˉ</math:mo>
      </math:mover>
      <math:mo math:stretchy="false">=</math:mo>
      <math:msup>
        <math:mfenced math:open="" math:close="">
          <math:mfrac>
            <math:msub>
              <math:mover math:accent="true">
                <math:mi>T</math:mi>
                <math:mo math:stretchy="false">ˉ</math:mo>
              </math:mover>
              <math:mi>u</math:mi>
            </math:msub>
            <math:msub>
              <math:mover math:accent="true">
                <math:mi>T</math:mi>
                <math:mo math:stretchy="false">ˉ</math:mo>
              </math:mover>
              <math:mi>b</math:mi>
            </math:msub>
          </math:mfrac>
        </math:mfenced>
        <math:mn>2</math:mn>
      </math:msup>
    </math:mrow>
    <math:annotation math:encoding="StarMath 5.0">bar %tau = left( {bar T}_u over {bar T}_b right)^2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i>m</math:mi>
            <math:mo math:stretchy="false">ˉ</math:mo>
          </math:mover>
          <math:mi math:fontstyle="italic">pr</math:mi>
        </math:msub>
        <math:mo math:stretchy="false">=</math:mo>
        <math:mfrac>
          <math:mn>2</math:mn>
          <math:mn>3</math:mn>
        </math:mfrac>
      </math:mrow>
      <math:mi>m</math:mi>
      <math:mfrac>
        <math:mrow>
          <math:mn>3</math:mn>
          <math:mrow>
            <math:mover math:accent="true">
              <math:mo math:stretchy="false">τ</math:mo>
              <math:mo math:stretchy="false">ˉ</math:mo>
            </math:mover>
            <math:mo math:stretchy="false">⋅</math:mo>
            <math:mn>4</math:mn>
          </math:mrow>
        </math:mrow>
        <math:mrow>
          <math:mi>l</math:mi>
          <math:mo math:stretchy="false">⋅</math:mo>
          <math:mover math:accent="true">
            <math:mo math:stretchy="false">τ</math:mo>
            <math:mo math:stretchy="false">ˉ</math:mo>
          </math:mover>
        </math:mrow>
      </math:mfrac>
    </math:mrow>
    <math:annotation math:encoding="StarMath 5.0">{bar m}_pr = {2 over 3} m {3 {bar %tau} cdot 4} over {l cdot {bar %tau}}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m</math:mi>
            <math:mi math:fontstyle="italic">pr</math:mi>
          </math:msub>
          <math:mo math:stretchy="false">=</math:mo>
          <math:mrow>
            <math:msub>
              <math:mover math:accent="true">
                <math:mi>m</math:mi>
                <math:mo math:stretchy="false">ˉ</math:mo>
              </math:mover>
              <math:mi math:fontstyle="italic">pr</math:mi>
            </math:msub>
            <math:mo math:stretchy="false">±</math:mo>
            <math:msub>
              <math:mo math:stretchy="false">σ</math:mo>
              <math:msub>
                <math:mi>m</math:mi>
                <math:mi math:fontstyle="italic">pr</math:mi>
              </math:msub>
            </math:msub>
          </math:mrow>
        </math:mrow>
        <math:mo math:stretchy="false">=</math:mo>
        <math:mrow>
          <math:mo math:stretchy="false">(</math:mo>
          <math:mrow>
            <math:mi/>
            <math:mo math:stretchy="false">±</math:mo>
            <math:mi/>
          </math:mrow>
          <math:mo math:stretchy="false">)</math:mo>
        </math:mrow>
      </math:mrow>
      <math:mi>s</math:mi>
    </math:mrow>
    <math:annotation math:encoding="StarMath 5.0">m_pr = {bar m}_pr plusminus %sigma_{m_pr} = (~~~~~~~ plusminus ~~~~~~~~ ) s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m</math:mi>
          <math:mrow>
            <math:mi math:fontstyle="italic">pr</math:mi>
            <math:mo math:stretchy="false">/</math:mo>
            <math:mi>R</math:mi>
          </math:mrow>
        </math:msub>
        <math:mo math:stretchy="false">=</math:mo>
        <math:mi/>
      </math:mrow>
      <math:mo math:stretchy="false">%</math:mo>
    </math:mrow>
    <math:annotation math:encoding="StarMath 5.0">%DELTA m_{pr/R} = ~~~~~~~ %percent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frac>
        <math:msub>
          <math:mi>T</math:mi>
          <math:mi>a</math:mi>
        </math:msub>
        <math:msub>
          <math:mi>T</math:mi>
          <math:mi>b</math:mi>
        </math:msub>
      </math:mfrac>
      <math:mo math:stretchy="false">=</math:mo>
      <math:msqrt>
        <math:mfrac>
          <math:mn>4</math:mn>
          <math:mn>3</math:mn>
        </math:mfrac>
      </math:msqrt>
    </math:mrow>
    <math:annotation math:encoding="StarMath 5.0">{T_a over T_b} = sqrt{4 over 3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σ</math:mo>
          <math:msub>
            <math:mi>m</math:mi>
            <math:mi math:fontstyle="italic">pr</math:mi>
          </math:msub>
        </math:msub>
        <math:mo math:stretchy="false">=</math:mo>
        <math:mfrac>
          <math:mn>4</math:mn>
          <math:mn>3</math:mn>
        </math:mfrac>
      </math:mrow>
      <math:mi>m</math:mi>
      <math:mrow>
        <math:mfrac>
          <math:mover math:accent="true">
            <math:mo math:stretchy="false">τ</math:mo>
            <math:mo math:stretchy="false">ˉ</math:mo>
          </math:mover>
          <math:msup>
            <math:mrow>
              <math:mo math:stretchy="false">(</math:mo>
              <math:mrow>
                <math:mn>1</math:mn>
                <math:mo math:stretchy="false">−</math:mo>
                <math:mover math:accent="true">
                  <math:mo math:stretchy="false">τ</math:mo>
                  <math:mo math:stretchy="false">ˉ</math:mo>
                </math:mover>
              </math:mrow>
              <math:mo math:stretchy="false">)</math:mo>
            </math:mrow>
            <math:mn>2</math:mn>
          </math:msup>
        </math:mfrac>
        <math:mo math:stretchy="false">⋅</math:mo>
        <math:msqrt>
          <math:mrow>
            <math:msup>
              <math:mfenced math:open="" math:close="">
                <math:mfrac>
                  <math:msub>
                    <math:mo math:stretchy="false">σ</math:mo>
                    <math:msub>
                      <math:mi>T</math:mi>
                      <math:mi>u</math:mi>
                    </math:msub>
                  </math:msub>
                  <math:msub>
                    <math:mover math:accent="true">
                      <math:mi>T</math:mi>
                      <math:mo math:stretchy="false">ˉ</math:mo>
                    </math:mover>
                    <math:mi>u</math:mi>
                  </math:msub>
                </math:mfrac>
              </math:mfenced>
              <math:mn>2</math:mn>
            </math:msup>
            <math:mo math:stretchy="false">+</math:mo>
            <math:msup>
              <math:mfenced math:open="" math:close="">
                <math:mfrac>
                  <math:msub>
                    <math:mo math:stretchy="false">σ</math:mo>
                    <math:msub>
                      <math:mi>T</math:mi>
                      <math:mi>b</math:mi>
                    </math:msub>
                  </math:msub>
                  <math:msub>
                    <math:mover math:accent="true">
                      <math:mi>T</math:mi>
                      <math:mo math:stretchy="false">ˉ</math:mo>
                    </math:mover>
                    <math:mi>b</math:mi>
                  </math:msub>
                </math:mfrac>
              </math:mfenced>
              <math:mn>2</math:mn>
            </math:msup>
          </math:mrow>
        </math:msqrt>
      </math:mrow>
    </math:mrow>
    <math:annotation math:encoding="StarMath 5.0">%sigma_{m_pr} = {4 over 3} m {bar %tau} over {(1 - bar %tau)^2} cdot sqrt { left ( {%sigma_{T_u} over {{bar T}_u}} right )^2 + left ( {%sigma_{T_b} over {{bar T}_b}} right )^2  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m</math:mi>
          <math:mrow>
            <math:mi math:fontstyle="italic">pr</math:mi>
            <math:mo math:stretchy="false">/</math:mo>
            <math:mi>R</math:mi>
          </math:mrow>
        </math:msub>
        <math:mo math:stretchy="false">=</math:mo>
        <math:mrow>
          <math:mfrac>
            <math:mrow>
              <math:mn>3</math:mn>
              <math:mo math:stretchy="false">⋅</math:mo>
              <math:msub>
                <math:mo math:stretchy="false">σ</math:mo>
                <math:msub>
                  <math:mi>m</math:mi>
                  <math:mi math:fontstyle="italic">pr</math:mi>
                </math:msub>
              </math:msub>
            </math:mrow>
            <math:msub>
              <math:mover math:accent="true">
                <math:mi>m</math:mi>
                <math:mo math:stretchy="false">ˉ</math:mo>
              </math:mover>
              <math:mi math:fontstyle="italic">pr</math:mi>
            </math:msub>
          </math:mfrac>
          <math:mo math:stretchy="false">⋅</math:mo>
          <math:mn>100</math:mn>
        </math:mrow>
      </math:mrow>
      <math:mo math:stretchy="false">%</math:mo>
    </math:mrow>
    <math:annotation math:encoding="StarMath 5.0">%DELTA m_{pr/R} = {3 cdot %sigma_{m_pr} over {{bar m}_pr}} cdot 100 %percen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n>4</math:mn>
          <math:msup>
            <math:mo math:stretchy="false">π</math:mo>
            <math:mn>2</math:mn>
          </math:msup>
          <math:mrow>
            <math:mfrac>
              <math:mi>l</math:mi>
              <math:mi>g</math:mi>
            </math:mfrac>
            <math:mo math:stretchy="false">=</math:mo>
            <math:msup>
              <math:msup>
                <math:mi>T</math:mi>
                <math:mi>'</math:mi>
              </math:msup>
              <math:mn>2</math:mn>
            </math:msup>
          </math:mrow>
          <math:mrow>
            <math:mrow>
              <math:mi/>
              <math:mo math:stretchy="false">/</math:mo>
              <math:mrow/>
            </math:mrow>
            <math:mo math:stretchy="false">⋅</math:mo>
            <math:mi>g</math:mi>
          </math:mrow>
          <math:mi/>
          <math:mo math:stretchy="false">→</math:mo>
          <math:mi/>
          <math:mn>4</math:mn>
          <math:msup>
            <math:mo math:stretchy="false">π</math:mo>
            <math:mn>2</math:mn>
          </math:msup>
          <math:mrow>
            <math:mi>l</math:mi>
            <math:mo math:stretchy="false">=</math:mo>
            <math:msup>
              <math:msup>
                <math:mi>T</math:mi>
                <math:mi>'</math:mi>
              </math:msup>
              <math:mn>2</math:mn>
            </math:msup>
          </math:mrow>
          <math:mi>g</math:mi>
          <math:mrow>
            <math:mi/>
            <math:mo math:stretchy="false">/</math:mo>
            <math:mrow/>
          </math:mrow>
          <math:mi>:</math:mi>
          <math:mrow>
            <math:mn>4</math:mn>
            <math:msup>
              <math:mo math:stretchy="false">π</math:mo>
              <math:mn>2</math:mn>
            </math:msup>
          </math:mrow>
        </math:mrow>
      </math:mtr>
      <math:mtr/>
      <math:mtr>
        <math:mrow>
          <math:mrow>
            <math:mi>l</math:mi>
            <math:mo math:stretchy="false">=</math:mo>
            <math:mfrac>
              <math:mrow>
                <math:msup>
                  <math:msup>
                    <math:mi>T</math:mi>
                    <math:mi>'</math:mi>
                  </math:msup>
                  <math:mn>2</math:mn>
                </math:msup>
                <math:mi>g</math:mi>
              </math:mrow>
              <math:mrow>
                <math:mn>4</math:mn>
                <math:msup>
                  <math:mo math:stretchy="false">π</math:mo>
                  <math:mn>2</math:mn>
                </math:msup>
              </math:mrow>
            </math:mfrac>
          </math:mrow>
          <math:mi/>
          <math:mrow>
            <math:mo math:stretchy="false">(</math:mo>
            <math:mrow>
              <math:mi math:fontstyle="italic">uvrstimo</math:mi>
              <math:msup>
                <math:mi>T</math:mi>
                <math:mrow>
                  <math:mi>'</math:mi>
                  <math:mn>2</math:mn>
                </math:mrow>
              </math:msup>
            </math:mrow>
            <math:mo math:stretchy="false">)</math:mo>
          </math:mrow>
          <math:mi/>
          <math:mo math:stretchy="false">→</math:mo>
          <math:mi/>
          <math:mrow>
            <math:msub>
              <math:mi>l</math:mi>
              <math:mi>r</math:mi>
            </math:msub>
            <math:mo math:stretchy="false">=</math:mo>
            <math:mfrac>
              <math:mrow>
                <math:mfrac>
                  <math:mrow>
                    <math:mn>4</math:mn>
                    <math:msup>
                      <math:mo math:stretchy="false">π</math:mo>
                      <math:mn>2</math:mn>
                    </math:msup>
                    <math:mi>I</math:mi>
                  </math:mrow>
                  <math:mi math:fontstyle="italic">mgb</math:mi>
                </math:mfrac>
                <math:mi>g</math:mi>
              </math:mrow>
              <math:mrow>
                <math:mn>4</math:mn>
                <math:msup>
                  <math:mo math:stretchy="false">π</math:mo>
                  <math:mn>2</math:mn>
                </math:msup>
              </math:mrow>
            </math:mfrac>
          </math:mrow>
          <math:mi/>
          <math:mrow>
            <math:mo math:stretchy="false">(</math:mo>
            <math:mi math:fontstyle="italic">pokratimo</math:mi>
            <math:mo math:stretchy="false">)</math:mo>
          </math:mrow>
        </math:mrow>
      </math:mtr>
      <math:mtr/>
      <math:mtr>
        <math:mrow>
          <math:mrow>
            <math:msub>
              <math:mi>l</math:mi>
              <math:mi>r</math:mi>
            </math:msub>
            <math:mo math:stretchy="false">=</math:mo>
            <math:mfrac>
              <math:mi>I</math:mi>
              <math:mi math:fontstyle="italic">mb</math:mi>
            </math:mfrac>
          </math:mrow>
          <math:mi/>
          <math:mrow>
            <math:mo math:stretchy="false">(</math:mo>
            <math:mi math:fontstyle="italic">ili</math:mi>
            <math:mo math:stretchy="false">)</math:mo>
          </math:mrow>
          <math:mi/>
          <math:mrow>
            <math:msub>
              <math:mi>l</math:mi>
              <math:mi>r</math:mi>
            </math:msub>
            <math:mo math:stretchy="false">=</math:mo>
            <math:mfrac>
              <math:mrow>
                <math:mi>I</math:mi>
                <math:mo math:stretchy="false">⋅</math:mo>
                <math:mi>g</math:mi>
              </math:mrow>
              <math:mrow>
                <math:mi>G</math:mi>
                <math:mo math:stretchy="false">⋅</math:mo>
                <math:mi>b</math:mi>
              </math:mrow>
            </math:mfrac>
          </math:mrow>
        </math:mrow>
      </math:mtr>
    </math:mtable>
    <math:annotation math:encoding="StarMath 5.0">4 %pi ^ 2 {l over g} = {T^{'}}^2 ~~ / {} cdot g ~~~~~~~rightarrow~~~~~
4 %pi ^2 l = {T^{'}}^2 g ~~ / {} : {4 %pi^2} newline newline
l = {{T^{'}}^2 g } over {4 %pi^2} ~~ (uvrstimo T^{'2}) ~~~~~rightarrow~~~~~~
l_r = {{{4 %pi^2 I} over mgb}g} over {4 %pi ^ 2} ~~ (pokratimo) newline newline
l_r = I over {mb} ~~~~~~~~ (ili) ~~~~~~~~ l_r = {I cdot g} over {G cdot b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I</math:mi>
          <math:mi>a</math:mi>
        </math:msub>
        <math:mo math:stretchy="false">=</math:mo>
        <math:mn>2</math:mn>
      </math:mrow>
      <math:mi>m</math:mi>
      <math:msup>
        <math:mi>r</math:mi>
        <math:mn>2</math:mn>
      </math:msup>
      <math:mi>;</math:mi>
      <math:mi/>
      <math:mrow>
        <math:msub>
          <math:mi>I</math:mi>
          <math:mi>b</math:mi>
        </math:msub>
        <math:mo math:stretchy="false">=</math:mo>
        <math:mfrac>
          <math:mrow>
            <math:mn>3</math:mn>
            <math:mi>m</math:mi>
            <math:msup>
              <math:mi>r</math:mi>
              <math:mn>2</math:mn>
            </math:msup>
          </math:mrow>
          <math:mn>2</math:mn>
        </math:mfrac>
      </math:mrow>
    </math:mrow>
    <math:annotation math:encoding="StarMath 5.0">I_a = 2 m{r^2} ; ~~~~~ I_b = {3 m{r^2}} over {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sub>
          <math:mi>T</math:mi>
          <math:mi>a</math:mi>
        </math:msub>
        <math:msub>
          <math:mi>T</math:mi>
          <math:mi>b</math:mi>
        </math:msub>
      </math:mfrac>
      <math:mo math:stretchy="false">=</math:mo>
      <math:msqrt>
        <math:mfrac>
          <math:mn>4</math:mn>
          <math:mn>3</math:mn>
        </math:mfrac>
      </math:msqrt>
    </math:mrow>
    <math:annotation math:encoding="StarMath 5.0">{T_a over T_b} = sqrt{4 over 3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T</math:mi>
        <math:mi>a</math:mi>
      </math:msub>
      <math:mo>¯</math:mo>
    </math:mover>
    <math:annotation math:encoding="StarMath 5.0">overline {T_a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o math:stretchy="false">σ</math:mo>
      <math:msub>
        <math:mi>T</math:mi>
        <math:mi>a</math:mi>
      </math:msub>
    </math:msub>
    <math:annotation math:encoding="StarMath 5.0">%sigma_{T_a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σ</math:mo>
        <math:msub>
          <math:mi>T</math:mi>
          <math:mi>a</math:mi>
        </math:msub>
      </math:msub>
      <math:mo math:stretchy="false">=</math:mo>
      <math:msqrt>
        <math:mfrac>
          <math:mrow>
            <math:mo math:stretchy="false">∑</math:mo>
            <math:msup>
              <math:mrow>
                <math:mo math:stretchy="false">(</math:mo>
                <math:mrow>
                  <math:msub>
                    <math:mi>T</math:mi>
                    <math:mrow>
                      <math:mi>a</math:mi>
                      <math:mo math:stretchy="false">/</math:mo>
                      <math:mi>i</math:mi>
                    </math:mrow>
                  </math:msub>
                  <math:mo math:stretchy="false">−</math:mo>
                  <math:msub>
                    <math:mover math:accent="true">
                      <math:mi>T</math:mi>
                      <math:mo math:stretchy="false">ˉ</math:mo>
                    </math:mover>
                    <math:mi>a</math:mi>
                  </math:msub>
                </math:mrow>
                <math:mo math:stretchy="false">)</math:mo>
              </math:mrow>
              <math:mn>2</math:mn>
            </math:msup>
          </math:mrow>
          <math:mrow>
            <math:mi>n</math:mi>
            <math:mo math:stretchy="false">⋅</math:mo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row>
        </math:mfrac>
      </math:msqrt>
    </math:mrow>
    <math:annotation math:encoding="StarMath 5.0">%sigma_{T_a} = sqrt {{sum (T_{a/i} - {bar {T}}_a )^2 } over {n cdot (n-1)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T</math:mi>
          <math:mrow>
            <math:mi>a</math:mi>
            <math:mo math:stretchy="false">/</math:mo>
            <math:mi>R</math:mi>
          </math:mrow>
        </math:msub>
        <math:mo math:stretchy="false">=</math:mo>
        <math:mrow>
          <math:mfrac>
            <math:mrow>
              <math:mn>3</math:mn>
              <math:mo math:stretchy="false">⋅</math:mo>
              <math:msub>
                <math:mo math:stretchy="false">σ</math:mo>
                <math:msub>
                  <math:mi>T</math:mi>
                  <math:mi>a</math:mi>
                </math:msub>
              </math:msub>
            </math:mrow>
            <math:msub>
              <math:mover math:accent="true">
                <math:mi>T</math:mi>
                <math:mo math:stretchy="false">ˉ</math:mo>
              </math:mover>
              <math:mi>a</math:mi>
            </math:msub>
          </math:mfrac>
          <math:mo math:stretchy="false">⋅</math:mo>
          <math:mn>100</math:mn>
        </math:mrow>
      </math:mrow>
      <math:mo math:stretchy="false">%</math:mo>
    </math:mrow>
    <math:annotation math:encoding="StarMath 5.0">%DELTA T_{a/R} = {3 cdot %sigma_{T_a} over {{bar T}_a}} cdot 100 %percent</math:annotation>
  </math:semantics>
</math:math>
</file>